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rsid="002c74cc" officeooo:paragraph-rsid="00462dee" style:font-size-asian="10pt" style:font-size-complex="10pt"/>
    </style:style>
    <style:style style:name="P2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paragraph-rsid="00784ee6" style:font-size-asian="10pt" style:font-size-complex="10pt"/>
    </style:style>
    <style:style style:name="P3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paragraph-rsid="00462dee" style:font-size-asian="10pt" style:font-size-complex="10pt"/>
    </style:style>
    <style:style style:name="P4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officeooo:paragraph-rsid="00462dee" style:font-size-asian="10pt" style:font-size-complex="10pt"/>
    </style:style>
    <style:style style:name="P5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font-variant="normal" fo:text-transform="none" fo:color="#222222" style:font-name="Liberation Serif" fo:font-size="10pt" fo:letter-spacing="normal" fo:language="en" fo:country="US" fo:font-style="italic" fo:font-weight="normal" officeooo:rsid="001ea2cf" officeooo:paragraph-rsid="00784ee6" style:font-size-asian="10pt" style:font-weight-asian="normal" style:font-size-complex="10pt" style:font-weight-complex="normal"/>
    </style:style>
    <style:style style:name="P6" style:family="paragraph" style:parent-style-name="List_20_Heading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italic" fo:font-weight="bold" officeooo:rsid="007de2e3" officeooo:paragraph-rsid="007de2e3" style:font-size-asian="10pt" style:font-weight-asian="bold" style:font-size-complex="10pt" style:font-weight-complex="bold"/>
    </style:style>
    <style:style style:name="P7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8d4bc5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9c9686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f349af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fa8ee" officeooo:paragraph-rsid="007fa8e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fa8ee" officeooo:paragraph-rsid="00de1bee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e7f67" officeooo:paragraph-rsid="008d4bc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e7f67" officeooo:paragraph-rsid="00ec7c9a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0a1e59" officeooo:paragraph-rsid="010a1e59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0c65fb" officeooo:paragraph-rsid="010c65fb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italic" fo:font-weight="bold" officeooo:rsid="007de2e3" officeooo:paragraph-rsid="007de2e3" style:font-size-asian="10pt" style:font-weight-asian="bold" style:font-size-complex="10pt" style:font-weight-complex="bold"/>
    </style:style>
    <style:style style:name="P17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de2e3" officeooo:paragraph-rsid="0090bd3d"/>
    </style:style>
    <style:style style:name="P18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de2e3" officeooo:paragraph-rsid="00c80e2f"/>
    </style:style>
    <style:style style:name="P19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de2e3" officeooo:paragraph-rsid="00d0a111"/>
    </style:style>
    <style:style style:name="P20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color="#0066b3" officeooo:paragraph-rsid="009813eb"/>
    </style:style>
    <style:style style:name="P21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24pt" fo:letter-spacing="normal" fo:language="ru" fo:country="RU" fo:font-style="normal" style:text-underline-style="none" fo:font-weight="bold" officeooo:rsid="001a522f" officeooo:paragraph-rsid="01088a02" style:font-size-asian="24pt" style:font-style-asian="normal" style:font-weight-asian="bold" style:font-size-complex="24pt" style:font-style-complex="normal" style:font-weight-complex="bold"/>
    </style:style>
    <style:style style:name="P2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Liberation Serif" fo:font-size="10pt" fo:letter-spacing="normal" fo:font-style="normal" fo:font-weight="normal" officeooo:paragraph-rsid="00462dee" style:font-size-asian="10pt" style:font-size-complex="10pt"/>
    </style:style>
    <style:style style:name="P2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0pt" fo:font-weight="normal" officeooo:paragraph-rsid="00462dee" style:font-size-asian="10pt" style:font-size-complex="10pt"/>
    </style:style>
    <style:style style:name="P24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0pt" fo:language="ru" fo:country="RU" officeooo:paragraph-rsid="00784ee6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1088a02" style:font-size-asian="24pt" style:font-weight-asian="bold" style:font-size-complex="2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044b6ca" officeooo:paragraph-rsid="0044b6ca" style:font-size-asian="24pt" style:font-weight-asian="bold" style:font-size-complex="2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1088a02" officeooo:paragraph-rsid="01088a02" style:font-size-asian="24pt" style:font-weight-asian="bold" style:font-size-complex="24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1cd4a9" officeooo:paragraph-rsid="0020accd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2cb0de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22d95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28de4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72693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2f4d4a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bb53a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f84ae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06aff" officeooo:paragraph-rsid="00506aff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3cf77" officeooo:paragraph-rsid="00506aff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c2ace" officeooo:paragraph-rsid="006074b1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normal" officeooo:rsid="003bb53a" officeooo:paragraph-rsid="003bb53a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074b1" style:font-size-asian="15pt" style:font-weight-asian="bold" style:font-size-complex="15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406c6" style:font-size-asian="15pt" style:font-weight-asian="bold" style:font-size-complex="15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19be9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20ce" officeooo:paragraph-rsid="006720ce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67bb" officeooo:paragraph-rsid="006767bb" style:font-size-asian="15pt" style:font-weight-asian="bold" style:font-size-complex="15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67bb" officeooo:paragraph-rsid="0068ecdb" style:font-size-asian="15pt" style:font-weight-asian="bold" style:font-size-complex="15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121d991" officeooo:paragraph-rsid="0121d991" style:font-size-asian="15pt" style:font-weight-asian="bold" style:font-size-complex="15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06aff" officeooo:paragraph-rsid="00506aff" style:font-size-asian="15pt" style:font-weight-asian="bold" style:font-size-complex="15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6074b1" officeooo:paragraph-rsid="006074b1" style:font-size-asian="15pt" style:font-weight-asian="bold" style:font-size-complex="15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53891" officeooo:paragraph-rsid="00589a31" style:font-size-asian="15pt" style:font-weight-asian="bold" style:font-size-complex="15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c2ace" officeooo:paragraph-rsid="006074b1" style:font-size-asian="15pt" style:font-weight-asian="bold" style:font-size-complex="15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Liberation Serif" fo:font-size="15pt" fo:language="ru" fo:country="RU" fo:font-weight="normal" officeooo:rsid="006406c6" officeooo:paragraph-rsid="006406c6" style:font-size-asian="15pt" style:font-weight-asian="normal" style:font-size-complex="15pt" style:font-weight-complex="normal"/>
    </style:style>
    <style:style style:name="P52" style:family="paragraph" style:parent-style-name="Standard">
      <style:paragraph-properties fo:text-align="center" style:justify-single-word="false"/>
      <style:text-properties fo:color="#000000" style:font-name="Liberation Serif" fo:font-size="24pt" fo:font-weight="bold" officeooo:rsid="001a522f" officeooo:paragraph-rsid="0044b6ca" style:font-size-asian="24pt" style:font-weight-asian="bold" style:font-size-complex="24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style:font-name="Liberation Serif" fo:font-size="15pt" fo:language="ru" fo:country="RU" fo:font-weight="normal" officeooo:rsid="0068ecdb" officeooo:paragraph-rsid="0068ecdb" style:font-size-asian="15pt" style:font-weight-asian="normal" style:font-size-complex="15pt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01a522f" style:font-size-asian="24pt" style:font-weight-asian="bold" style:font-size-complex="24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1cd4a9" officeooo:paragraph-rsid="0020accd" style:font-size-asian="15pt" style:font-weight-asian="bold" style:font-size-complex="15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e7f67" officeooo:paragraph-rsid="006406c6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color="#0066b3" fo:font-weight="bold" officeooo:paragraph-rsid="007e7f67" style:font-weight-asian="bold" style:font-weight-complex="bold"/>
    </style:style>
    <style:style style:name="P58" style:family="paragraph" style:parent-style-name="List_20_Contents" style:list-style-name="L2">
      <style:paragraph-properties fo:margin-top="0in" fo:margin-bottom="0in" loext:contextual-spacing="false" fo:text-align="start" style:justify-single-word="false" fo:orphans="2" fo:widows="2" style:shadow="none"/>
      <style:text-properties fo:color="#0066b3" officeooo:paragraph-rsid="009813eb"/>
    </style:style>
    <style:style style:name="P59" style:family="paragraph" style:parent-style-name="List_20_Contents" style:list-style-name="L2">
      <style:paragraph-properties fo:margin-top="0in" fo:margin-bottom="0in" loext:contextual-spacing="false" fo:text-align="start" style:justify-single-word="false" fo:orphans="2" fo:widows="2" style:shadow="none"/>
      <style:text-properties fo:color="#0066b3" style:text-underline-style="none" officeooo:rsid="009813eb" officeooo:paragraph-rsid="009813eb"/>
    </style:style>
    <style:style style:name="P60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color="#ce181e" officeooo:rsid="007fa8ee" officeooo:paragraph-rsid="007fa8ee"/>
    </style:style>
    <style:style style:name="P61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color="#ce181e" officeooo:rsid="00acd400" officeooo:paragraph-rsid="00acd400"/>
    </style:style>
    <style:style style:name="P62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92da92" officeooo:paragraph-rsid="0092da92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List_20_Contents" style:list-style-name="L8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d3b40" officeooo:paragraph-rsid="011d3b40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normal" officeooo:rsid="0116fce6" officeooo:paragraph-rsid="0116fce6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List_20_Contents" style:list-style-name="L4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66b3" style:font-name="Liberation Serif" fo:font-size="10pt" fo:letter-spacing="normal" fo:language="ru" fo:country="RU" fo:font-style="normal" fo:font-weight="bold" officeooo:rsid="00e31f59" officeooo:paragraph-rsid="00e31f59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List_20_Contents" style:list-style-name="L5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normal" officeooo:rsid="00fa84a3" officeooo:paragraph-rsid="00fa84a3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List_20_Contents" style:list-style-name="L5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bold" officeooo:rsid="00fc76ab" officeooo:paragraph-rsid="00fc76ab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font-weight="bold" officeooo:rsid="0092da92" officeooo:paragraph-rsid="0092da92" style:font-weight-asian="bold" style:font-weight-complex="bold"/>
    </style:style>
    <style:style style:name="P69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officeooo:rsid="0092da92" officeooo:paragraph-rsid="0092da92"/>
    </style:style>
    <style:style style:name="P70" style:family="paragraph" style:parent-style-name="List_20_Contents" style:list-style-name="L2">
      <style:paragraph-properties fo:margin-top="0in" fo:margin-bottom="0in" loext:contextual-spacing="false" fo:text-align="start" style:justify-single-word="false" fo:orphans="2" fo:widows="2" style:shadow="none"/>
      <style:text-properties style:text-underline-style="none" officeooo:rsid="00a71d78" officeooo:paragraph-rsid="00a71d78"/>
    </style:style>
    <style:style style:name="P71" style:family="paragraph" style:parent-style-name="List_20_Contents" style:list-style-name="L3">
      <style:paragraph-properties fo:margin-top="0in" fo:margin-bottom="0in" loext:contextual-spacing="false" fo:text-align="start" style:justify-single-word="false" fo:orphans="2" fo:widows="2" style:shadow="none"/>
      <style:text-properties officeooo:paragraph-rsid="00a95811"/>
    </style:style>
    <style:style style:name="P72" style:family="paragraph" style:parent-style-name="List_20_Contents" style:list-style-name="L7">
      <style:paragraph-properties fo:margin-top="0in" fo:margin-bottom="0in" loext:contextual-spacing="false" fo:text-align="start" style:justify-single-word="false" fo:orphans="2" fo:widows="2" style:shadow="none"/>
      <style:text-properties officeooo:paragraph-rsid="011698b7"/>
    </style:style>
    <style:style style:name="P73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officeooo:paragraph-rsid="011d3b40"/>
    </style:style>
    <style:style style:name="P74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style:use-window-font-color="true" officeooo:rsid="00d54b17" officeooo:paragraph-rsid="00d54b17"/>
    </style:style>
    <style:style style:name="P75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style:use-window-font-color="true" officeooo:rsid="00ccb3c7" officeooo:paragraph-rsid="00ccb3c7"/>
    </style:style>
    <style:style style:name="P76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fo:language="ru" fo:country="RU" officeooo:paragraph-rsid="010c65fb"/>
    </style:style>
    <style:style style:name="P77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fo:language="ru" fo:country="RU" officeooo:rsid="0111375b" officeooo:paragraph-rsid="0111375b"/>
    </style:style>
    <style:style style:name="P78" style:family="paragraph" style:parent-style-name="List_20_Contents" style:list-style-name="L7">
      <style:paragraph-properties fo:margin-top="0in" fo:margin-bottom="0in" loext:contextual-spacing="false" fo:text-align="start" style:justify-single-word="false" fo:orphans="2" fo:widows="2" style:shadow="none"/>
      <style:text-properties fo:language="ru" fo:country="RU" officeooo:rsid="011698b7" officeooo:paragraph-rsid="011698b7"/>
    </style:style>
    <style:style style:name="P79" style:family="paragraph" style:parent-style-name="List_20_Contents" style:list-style-name="L8">
      <style:paragraph-properties fo:margin-top="0in" fo:margin-bottom="0in" loext:contextual-spacing="false" fo:text-align="start" style:justify-single-word="false" fo:orphans="2" fo:widows="2" style:shadow="none"/>
      <style:text-properties officeooo:rsid="01201652" officeooo:paragraph-rsid="01201652"/>
    </style:style>
    <style:style style:name="P80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officeooo:rsid="0111375b" officeooo:paragraph-rsid="0114d56b"/>
    </style:style>
    <style:style style:name="P81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e7f67" officeooo:paragraph-rsid="00ec7c9a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a65d"/>
    </style:style>
    <style:style style:name="T2" style:family="text">
      <style:text-properties fo:color="#00a65d" officeooo:rsid="00294141"/>
    </style:style>
    <style:style style:name="T3" style:family="text">
      <style:text-properties fo:color="#00a65d" fo:font-weight="bold" officeooo:rsid="00294141" style:font-weight-asian="bold" style:font-weight-complex="bold"/>
    </style:style>
    <style:style style:name="T4" style:family="text">
      <style:text-properties fo:color="#00a65d" fo:font-weight="bold" officeooo:rsid="002a9e20" style:font-weight-asian="bold" style:font-weight-complex="bold"/>
    </style:style>
    <style:style style:name="T5" style:family="text">
      <style:text-properties fo:color="#00a65d" fo:font-weight="bold" officeooo:rsid="002cb0de" style:font-weight-asian="bold" style:font-weight-complex="bold"/>
    </style:style>
    <style:style style:name="T6" style:family="text">
      <style:text-properties fo:color="#00a65d" officeooo:rsid="002a9e20"/>
    </style:style>
    <style:style style:name="T7" style:family="text">
      <style:text-properties fo:color="#00a65d" fo:font-weight="normal" officeooo:rsid="0057b7be" style:font-weight-asian="normal" style:font-weight-complex="normal"/>
    </style:style>
    <style:style style:name="T8" style:family="text">
      <style:text-properties fo:color="#00a65d" fo:font-weight="normal" officeooo:rsid="005a867c" style:font-weight-asian="normal" style:font-weight-complex="normal"/>
    </style:style>
    <style:style style:name="T9" style:family="text">
      <style:text-properties fo:color="#00a65d" officeooo:rsid="0057b7be"/>
    </style:style>
    <style:style style:name="T10" style:family="text">
      <style:text-properties fo:color="#00a65d" officeooo:rsid="005a867c"/>
    </style:style>
    <style:style style:name="T11" style:family="text">
      <style:text-properties fo:color="#000000" fo:language="en" fo:country="US"/>
    </style:style>
    <style:style style:name="T12" style:family="text">
      <style:text-properties fo:color="#000000" fo:language="en" fo:country="US" fo:background-color="#72bf44" loext:char-shading-value="0"/>
    </style:style>
    <style:style style:name="T13" style:family="text">
      <style:text-properties fo:color="#000000" fo:language="en" fo:country="US" officeooo:rsid="00226cc4" fo:background-color="#72bf44" loext:char-shading-value="0"/>
    </style:style>
    <style:style style:name="T14" style:family="text">
      <style:text-properties fo:color="#000000" fo:language="en" fo:country="US" officeooo:rsid="0020dbb3" fo:background-color="#72bf44" loext:char-shading-value="0"/>
    </style:style>
    <style:style style:name="T15" style:family="text">
      <style:text-properties fo:color="#000000" fo:language="en" fo:country="US" officeooo:rsid="001fe31b" fo:background-color="#72bf44" loext:char-shading-value="0"/>
    </style:style>
    <style:style style:name="T16" style:family="text">
      <style:text-properties fo:color="#000000" fo:language="en" fo:country="US" fo:background-color="#ef413d" loext:char-shading-value="0"/>
    </style:style>
    <style:style style:name="T17" style:family="text">
      <style:text-properties fo:color="#000000" fo:language="en" fo:country="US" officeooo:rsid="00226cc4" fo:background-color="#ef413d" loext:char-shading-value="0"/>
    </style:style>
    <style:style style:name="T18" style:family="text">
      <style:text-properties fo:color="#000000" fo:language="en" fo:country="US" officeooo:rsid="001fe31b" fo:background-color="#ef413d" loext:char-shading-value="0"/>
    </style:style>
    <style:style style:name="T19" style:family="text">
      <style:text-properties officeooo:rsid="00322d95" fo:background-color="#ef413d" loext:char-shading-value="0"/>
    </style:style>
    <style:style style:name="T20" style:family="text">
      <style:text-properties officeooo:rsid="0029414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94141" style:font-weight-asian="bold" style:font-weight-complex="bold"/>
    </style:style>
    <style:style style:name="T23" style:family="text">
      <style:text-properties fo:font-weight="bold" officeooo:rsid="002b5876" style:font-weight-asian="bold" style:font-weight-complex="bold"/>
    </style:style>
    <style:style style:name="T24" style:family="text">
      <style:text-properties fo:font-weight="bold" officeooo:rsid="00322d95" style:font-weight-asian="bold" style:font-weight-complex="bold"/>
    </style:style>
    <style:style style:name="T25" style:family="text">
      <style:text-properties officeooo:rsid="002a9e20"/>
    </style:style>
    <style:style style:name="T26" style:family="text">
      <style:text-properties officeooo:rsid="002b5876"/>
    </style:style>
    <style:style style:name="T27" style:family="text">
      <style:text-properties officeooo:rsid="002cb0de"/>
    </style:style>
    <style:style style:name="T28" style:family="text">
      <style:text-properties officeooo:rsid="00322d95"/>
    </style:style>
    <style:style style:name="T29" style:family="text">
      <style:text-properties officeooo:rsid="00322d95" fo:background-color="#00a65d" loext:char-shading-value="0"/>
    </style:style>
    <style:style style:name="T30" style:family="text">
      <style:text-properties fo:color="#ef413d" officeooo:rsid="00355f52"/>
    </style:style>
    <style:style style:name="T31" style:family="text">
      <style:text-properties fo:color="#ef413d" fo:font-weight="bold" officeooo:rsid="00355f52" style:font-weight-asian="bold" style:font-weight-complex="bold"/>
    </style:style>
    <style:style style:name="T32" style:family="text">
      <style:text-properties fo:color="#ef413d" fo:font-weight="bold" officeooo:rsid="00374e5f" style:font-weight-asian="bold" style:font-weight-complex="bold"/>
    </style:style>
    <style:style style:name="T33" style:family="text">
      <style:text-properties fo:color="#ef413d" fo:font-weight="bold" officeooo:rsid="00322d95" style:font-weight-asian="bold" style:font-weight-complex="bold"/>
    </style:style>
    <style:style style:name="T34" style:family="text">
      <style:text-properties fo:color="#ef413d" fo:font-weight="bold" officeooo:rsid="003bb53a" style:font-weight-asian="bold" style:font-weight-complex="bold"/>
    </style:style>
    <style:style style:name="T35" style:family="text">
      <style:text-properties fo:color="#ef413d" fo:font-weight="bold" officeooo:rsid="003cf3f5" style:font-weight-asian="bold" style:font-weight-complex="bold"/>
    </style:style>
    <style:style style:name="T36" style:family="text">
      <style:text-properties fo:color="#ef413d" officeooo:rsid="00374e5f"/>
    </style:style>
    <style:style style:name="T37" style:family="text">
      <style:text-properties fo:color="#ef413d" officeooo:rsid="00322d95"/>
    </style:style>
    <style:style style:name="T38" style:family="text">
      <style:text-properties fo:color="#ef413d" officeooo:rsid="003bb53a"/>
    </style:style>
    <style:style style:name="T39" style:family="text">
      <style:text-properties style:text-underline-style="solid" style:text-underline-width="auto" style:text-underline-color="font-color" officeooo:rsid="00294141"/>
    </style:style>
    <style:style style:name="T40" style:family="text">
      <style:text-properties officeooo:rsid="00374e5f"/>
    </style:style>
    <style:style style:name="T41" style:family="text">
      <style:text-properties style:use-window-font-color="true" officeooo:rsid="00322d95"/>
    </style:style>
    <style:style style:name="T42" style:family="text">
      <style:text-properties officeooo:rsid="003bb53a"/>
    </style:style>
    <style:style style:name="T43" style:family="text">
      <style:text-properties officeooo:rsid="003c8e1f"/>
    </style:style>
    <style:style style:name="T44" style:family="text">
      <style:text-properties officeooo:rsid="003cf3f5"/>
    </style:style>
    <style:style style:name="T45" style:family="text">
      <style:text-properties fo:font-variant="normal" fo:text-transform="none" fo:color="#21409a" fo:letter-spacing="normal" fo:language="ru" fo:country="RU" fo:font-style="normal" fo:font-weight="bold" style:font-style-asian="normal" style:font-style-complex="normal"/>
    </style:style>
    <style:style style:name="T46" style:family="text">
      <style:text-properties fo:font-variant="normal" fo:text-transform="none" fo:color="#21409a" fo:letter-spacing="normal" fo:language="en" fo:country="US" fo:font-style="normal" fo:font-weight="bold" style:font-style-asian="normal" style:font-style-complex="normal"/>
    </style:style>
    <style:style style:name="T47" style:family="text">
      <style:text-properties fo:font-variant="normal" fo:text-transform="none" fo:color="#21409a" fo:letter-spacing="normal" fo:language="en" fo:country="US" fo:font-style="italic" fo:font-weight="bold"/>
    </style:style>
    <style:style style:name="T48" style:family="text">
      <style:text-properties fo:font-variant="normal" fo:text-transform="none" fo:color="#21409a" fo:letter-spacing="normal" fo:language="en" fo:country="US" fo:font-style="italic" fo:font-weight="bold" officeooo:rsid="001ea2cf" style:font-weight-asian="normal" style:font-weight-complex="normal"/>
    </style:style>
    <style:style style:name="T49" style:family="text">
      <style:text-properties fo:font-variant="normal" fo:text-transform="none" fo:color="#21409a" fo:letter-spacing="normal" fo:font-style="italic" fo:font-weight="bold"/>
    </style:style>
    <style:style style:name="T50" style:family="text">
      <style:text-properties fo:font-variant="normal" fo:text-transform="none" fo:color="#21409a" fo:letter-spacing="normal" fo:font-style="italic" fo:font-weight="bold" officeooo:rsid="001ea2cf" style:font-weight-asian="normal" style:font-weight-complex="normal"/>
    </style:style>
    <style:style style:name="T51" style:family="text">
      <style:text-properties fo:font-variant="normal" fo:text-transform="none" fo:color="#ed1c24" fo:letter-spacing="normal" fo:language="en" fo:country="US" fo:font-style="normal" fo:font-weight="bold" style:font-style-asian="normal" style:font-style-complex="normal"/>
    </style:style>
    <style:style style:name="T52" style:family="text">
      <style:text-properties fo:font-variant="normal" fo:text-transform="none" fo:color="#ed1c24" fo:letter-spacing="normal" fo:language="en" fo:country="US" fo:font-style="italic" fo:font-weight="bold"/>
    </style:style>
    <style:style style:name="T53" style:family="text">
      <style:text-properties fo:font-variant="normal" fo:text-transform="none" fo:color="#ed1c24" fo:letter-spacing="normal" fo:language="en" fo:country="US" fo:font-style="italic" fo:font-weight="bold" officeooo:rsid="001ea2cf" style:font-weight-asian="normal" style:font-weight-complex="normal"/>
    </style:style>
    <style:style style:name="T54" style:family="text">
      <style:text-properties fo:font-variant="normal" fo:text-transform="none" fo:color="#222222" fo:letter-spacing="normal" fo:language="ru" fo:country="RU" fo:font-style="italic" fo:font-weight="bold" officeooo:rsid="001ea2cf"/>
    </style:style>
    <style:style style:name="T55" style:family="text">
      <style:text-properties fo:font-variant="normal" fo:text-transform="none" fo:color="#222222" fo:letter-spacing="normal" fo:language="ru" fo:country="RU" fo:font-style="italic" fo:font-weight="normal" officeooo:rsid="001ea2cf" style:font-weight-asian="normal" style:font-weight-complex="normal"/>
    </style:style>
    <style:style style:name="T56" style:family="text">
      <style:text-properties fo:font-variant="normal" fo:text-transform="none" fo:color="#222222" fo:letter-spacing="normal" fo:font-style="italic" fo:font-weight="bold" officeooo:rsid="001ea2cf" style:font-weight-asian="normal" style:font-weight-complex="normal"/>
    </style:style>
    <style:style style:name="T57" style:family="text">
      <style:text-properties fo:font-variant="normal" fo:text-transform="none" fo:color="#222222" fo:letter-spacing="normal" fo:font-style="italic" fo:font-weight="bold" officeooo:rsid="0023af50" style:font-weight-asian="normal" style:font-weight-complex="normal"/>
    </style:style>
    <style:style style:name="T58" style:family="text">
      <style:text-properties fo:font-variant="normal" fo:text-transform="none" fo:color="#222222" fo:letter-spacing="normal" fo:font-style="italic" fo:font-weight="bold" officeooo:rsid="002c74cc" style:font-weight-asian="normal" style:font-weight-complex="normal"/>
    </style:style>
    <style:style style:name="T59" style:family="text">
      <style:text-properties fo:font-variant="normal" fo:text-transform="none" fo:color="#222222" fo:letter-spacing="normal" fo:font-style="italic" fo:font-weight="bold" officeooo:rsid="00310353" style:font-weight-asian="normal" style:font-weight-complex="normal"/>
    </style:style>
    <style:style style:name="T60" style:family="text">
      <style:text-properties fo:font-variant="normal" fo:text-transform="none" fo:color="#222222" fo:letter-spacing="normal" fo:font-style="italic" fo:font-weight="bold" officeooo:rsid="0034869c"/>
    </style:style>
    <style:style style:name="T61" style:family="text">
      <style:text-properties fo:font-variant="normal" fo:text-transform="none" fo:color="#222222" fo:letter-spacing="normal" fo:font-style="italic" fo:font-weight="normal" style:font-weight-asian="normal" style:font-weight-complex="normal"/>
    </style:style>
    <style:style style:name="T62" style:family="text">
      <style:text-properties fo:font-variant="normal" fo:text-transform="none" fo:color="#222222" fo:letter-spacing="normal" fo:font-style="italic" fo:font-weight="normal" officeooo:rsid="0023af50" style:font-weight-asian="normal" style:font-weight-complex="normal"/>
    </style:style>
    <style:style style:name="T63" style:family="text">
      <style:text-properties fo:font-variant="normal" fo:text-transform="none" fo:color="#222222" fo:letter-spacing="normal" fo:font-style="italic" fo:font-weight="normal" officeooo:rsid="002c74cc" style:font-weight-asian="normal" style:font-weight-complex="normal"/>
    </style:style>
    <style:style style:name="T64" style:family="text">
      <style:text-properties fo:font-variant="normal" fo:text-transform="none" fo:color="#222222" fo:letter-spacing="normal" fo:font-style="italic" fo:font-weight="normal" officeooo:rsid="002cb941" style:font-weight-asian="normal" style:font-weight-complex="normal"/>
    </style:style>
    <style:style style:name="T65" style:family="text">
      <style:text-properties fo:font-variant="normal" fo:text-transform="none" fo:color="#222222" fo:letter-spacing="normal" fo:font-style="italic" fo:font-weight="normal" officeooo:rsid="00310353" style:font-weight-asian="normal" style:font-weight-complex="normal"/>
    </style:style>
    <style:style style:name="T66" style:family="text">
      <style:text-properties fo:font-variant="normal" fo:text-transform="none" fo:color="#222222" fo:letter-spacing="normal" fo:font-style="italic" fo:font-weight="normal" officeooo:rsid="0034869c" style:font-weight-asian="normal" style:font-weight-complex="normal"/>
    </style:style>
    <style:style style:name="T67" style:family="text">
      <style:text-properties fo:font-variant="normal" fo:text-transform="none" fo:color="#222222" fo:letter-spacing="normal" fo:font-style="normal"/>
    </style:style>
    <style:style style:name="T68" style:family="text">
      <style:text-properties fo:font-variant="normal" fo:text-transform="none" fo:color="#222222" fo:letter-spacing="normal" fo:font-style="normal" fo:font-weight="normal" officeooo:rsid="002c74cc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222222" fo:letter-spacing="normal" fo:font-style="normal" officeooo:rsid="0038bb10"/>
    </style:style>
    <style:style style:name="T70" style:family="text">
      <style:text-properties fo:font-variant="normal" fo:text-transform="none" fo:color="#0066b3" fo:letter-spacing="normal" fo:language="ru" fo:country="RU" fo:font-style="italic" fo:font-weight="normal" officeooo:rsid="001ea2cf" style:font-weight-asian="normal" style:font-weight-complex="normal"/>
    </style:style>
    <style:style style:name="T71" style:family="text">
      <style:text-properties fo:font-variant="normal" fo:text-transform="none" fo:color="#0066b3" fo:letter-spacing="normal" fo:font-style="italic" fo:font-weight="normal" officeooo:rsid="0023af50" style:font-weight-asian="normal" style:font-weight-complex="normal"/>
    </style:style>
    <style:style style:name="T72" style:family="text">
      <style:text-properties fo:font-variant="normal" fo:text-transform="none" fo:color="#0066b3" fo:letter-spacing="normal" fo:font-style="italic" fo:font-weight="normal" officeooo:rsid="002c74cc" style:font-weight-asian="normal" style:font-weight-complex="normal"/>
    </style:style>
    <style:style style:name="T73" style:family="text">
      <style:text-properties fo:font-variant="normal" fo:text-transform="none" fo:color="#0066b3" fo:letter-spacing="normal" fo:font-style="italic" fo:font-weight="normal" officeooo:rsid="00310353" style:font-weight-asian="normal" style:font-weight-complex="normal"/>
    </style:style>
    <style:style style:name="T74" style:family="text">
      <style:text-properties fo:font-variant="normal" fo:text-transform="none" fo:color="#0066b3" fo:letter-spacing="normal" fo:font-style="italic" fo:font-weight="normal" officeooo:rsid="0034869c" style:font-weight-asian="normal" style:font-weight-complex="normal"/>
    </style:style>
    <style:style style:name="T75" style:family="text"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bold" officeooo:rsid="00bc7b1b" style:font-size-asian="10pt" style:font-style-asian="normal" style:font-weight-asian="bold" style:font-size-complex="10pt" style:font-style-complex="normal" style:font-weight-complex="bold"/>
    </style:style>
    <style:style style:name="T76" style:family="text"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normal" officeooo:rsid="00bc7b1b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variant="normal" fo:text-transform="none" fo:color="#00599d" fo:letter-spacing="normal" fo:font-style="italic" style:text-underline-style="solid" style:text-underline-width="auto" style:text-underline-color="font-color" fo:font-weight="normal" officeooo:rsid="002cb941" style:font-weight-asian="normal" style:font-weight-complex="normal"/>
    </style:style>
    <style:style style:name="T78" style:family="text">
      <style:text-properties fo:font-variant="normal" fo:text-transform="none" fo:color="#000000" style:font-name="Liberation Serif" fo:font-size="10pt" fo:letter-spacing="normal" fo:language="ru" fo:country="RU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fo:font-weight="normal" officeooo:rsid="011698b7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82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83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94c59f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57a43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698b7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a70cf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d3b40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bold" officeooo:rsid="0094c59f" style:font-size-asian="10pt" style:font-style-asian="normal" style:font-weight-asian="bold" style:font-size-complex="10pt" style:font-style-complex="normal" style:font-weight-complex="bold"/>
    </style:style>
    <style:style style:name="T90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bold" officeooo:rsid="0114d56b" style:font-size-asian="10pt" style:font-style-asian="normal" style:font-weight-asian="bold" style:font-size-complex="10pt" style:font-style-complex="normal" style:font-weight-complex="bold"/>
    </style:style>
    <style:style style:name="T91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style:font-size-asian="10pt" style:font-style-asian="normal" style:font-size-complex="10pt" style:font-style-complex="normal"/>
    </style:style>
    <style:style style:name="T92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officeooo:rsid="009d9aee" style:font-size-asian="10pt" style:font-style-asian="normal" style:font-size-complex="10pt" style:font-style-complex="normal"/>
    </style:style>
    <style:style style:name="T93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4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8d1b21" style:font-size-asian="10pt" style:font-style-asian="normal" style:font-weight-asian="bold" style:font-size-complex="10pt" style:font-style-complex="normal" style:font-weight-complex="bold"/>
    </style:style>
    <style:style style:name="T95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e6e547" style:font-size-asian="10pt" style:font-style-asian="normal" style:font-weight-asian="bold" style:font-size-complex="10pt" style:font-style-complex="normal" style:font-weight-complex="bold"/>
    </style:style>
    <style:style style:name="T96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90bd3d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97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a79ba5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98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b248f0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99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c80e2f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100" style:family="text">
      <style:text-properties fo:font-variant="normal" fo:text-transform="none" fo:color="#000000" style:font-name="Liberation Serif" fo:font-size="10pt" fo:letter-spacing="normal" fo:language="en" fo:country="US" fo:font-style="normal" fo:font-weight="bold" officeooo:rsid="00aa2a88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font-variant="normal" fo:text-transform="none" fo:color="#000000" style:font-name="Liberation Serif" fo:font-size="10pt" fo:letter-spacing="normal" fo:language="en" fo:country="US" fo:font-style="normal" fo:font-weight="bold" officeooo:rsid="00e6e547" style:font-size-asian="10pt" style:font-style-asian="normal" style:font-weight-asian="bold" style:font-size-complex="10pt" style:font-style-complex="normal" style:font-weight-complex="bold"/>
    </style:style>
    <style:style style:name="T102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normal" officeooo:rsid="0114d56b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normal" officeooo:rsid="01157a43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05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bold" officeooo:rsid="010c65fb" style:font-size-asian="10pt" style:font-style-asian="normal" style:font-weight-asian="bold" style:font-size-complex="10pt" style:font-style-complex="normal" style:font-weight-complex="bold"/>
    </style:style>
    <style:style style:name="T106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bold" officeooo:rsid="011a70cf" style:font-size-asian="10pt" style:font-style-asian="normal" style:font-weight-asian="bold" style:font-size-complex="10pt" style:font-style-complex="normal" style:font-weight-complex="bold"/>
    </style:style>
    <style:style style:name="T107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10c65fb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112e77d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114b044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fo:font-variant="normal" fo:text-transform="none" fo:color="#000000" style:font-name="Liberation Serif" fo:font-size="10pt" fo:letter-spacing="normal" fo:font-style="normal" style:text-underline-style="none" fo:font-weight="bold" officeooo:rsid="010c65fb" style:font-size-asian="10pt" style:font-style-asian="normal" style:font-weight-asian="bold" style:font-size-complex="10pt" style:font-style-complex="normal" style:font-weight-complex="bold"/>
    </style:style>
    <style:style style:name="T112" style:family="text">
      <style:text-properties fo:font-variant="normal" fo:text-transform="none" fo:color="#000000" style:font-name="Liberation Serif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font-variant="normal" fo:text-transform="none" fo:color="#000000" style:font-name="Liberation Serif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14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7e7f67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81a1ba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9813eb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ccd78c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21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officeooo:rsid="0081a1ba" style:font-size-asian="10pt" style:font-style-asian="normal" style:font-weight-asian="bold" style:font-size-complex="10pt" style:font-style-complex="normal" style:font-weight-complex="bold"/>
    </style:style>
    <style:style style:name="T122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officeooo:rsid="009813eb" style:font-size-asian="10pt" style:font-style-asian="normal" style:font-weight-asian="bold" style:font-size-complex="10pt" style:font-style-complex="normal" style:font-weight-complex="bold"/>
    </style:style>
    <style:style style:name="T123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fo:background-color="#fff200" loext:char-shading-value="0" style:font-size-asian="10pt" style:font-style-asian="normal" style:font-weight-asian="bold" style:font-size-complex="10pt" style:font-style-complex="normal" style:font-weight-complex="bold"/>
    </style:style>
    <style:style style:name="T124" style:family="text">
      <style:text-properties fo:font-variant="normal" fo:text-transform="none" style:font-name="Liberation Serif" fo:font-size="10pt" fo:letter-spacing="normal" fo:language="ru" fo:country="RU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fo:font-variant="normal" fo:text-transform="none" style:font-name="Liberation Serif" fo:font-size="10pt" fo:letter-spacing="normal" fo:language="ru" fo:country="RU" fo:font-style="normal" style:text-underline-style="solid" style:text-underline-width="auto" style:text-underline-color="font-color" officeooo:rsid="007e7f67" style:font-size-asian="10pt" style:font-style-asian="normal" style:font-size-complex="10pt" style:font-style-complex="normal"/>
    </style:style>
    <style:style style:name="T126" style:family="text">
      <style:text-properties fo:font-variant="normal" fo:text-transform="none" style:font-name="Liberation Serif" fo:font-size="10pt" fo:letter-spacing="normal" fo:language="ru" fo:country="RU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font-variant="normal" fo:text-transform="none" style:font-name="Liberation Serif" fo:font-size="10pt" fo:letter-spacing="normal" fo:language="ru" fo:country="RU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128" style:family="text">
      <style:text-properties fo:font-variant="normal" fo:text-transform="none" style:font-name="Liberation Serif" fo:font-size="10pt" fo:letter-spacing="normal" fo:language="ru" fo:country="RU" fo:font-style="normal" officeooo:rsid="007e7f67" style:font-size-asian="10pt" style:font-style-asian="normal" style:font-size-complex="10pt" style:font-style-complex="normal"/>
    </style:style>
    <style:style style:name="T129" style:family="text">
      <style:text-properties fo:font-variant="normal" fo:text-transform="none" style:font-name="Liberation Serif" fo:font-size="10pt" fo:letter-spacing="normal" fo:language="ru" fo:country="RU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0" style:family="text">
      <style:text-properties fo:font-variant="normal" fo:text-transform="none" style:font-name="Liberation Serif" fo:font-size="10pt" fo:letter-spacing="normal" fo:language="ru" fo:country="RU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31" style:family="text">
      <style:text-properties fo:language="en" fo:country="US"/>
    </style:style>
    <style:style style:name="T132" style:family="text">
      <style:text-properties fo:language="en" fo:country="US" fo:font-weight="normal" officeooo:rsid="00589a31" style:font-weight-asian="normal" style:font-weight-complex="normal"/>
    </style:style>
    <style:style style:name="T133" style:family="text">
      <style:text-properties fo:language="en" fo:country="US" fo:font-style="italic" fo:font-weight="normal" officeooo:rsid="005afe16" style:font-style-asian="italic" style:font-weight-asian="normal" style:font-style-complex="italic" style:font-weight-complex="normal"/>
    </style:style>
    <style:style style:name="T134" style:family="text">
      <style:text-properties fo:language="en" fo:country="US" officeooo:rsid="0089e81f"/>
    </style:style>
    <style:style style:name="T135" style:family="text">
      <style:text-properties fo:language="en" fo:country="US" officeooo:rsid="00aa2a88"/>
    </style:style>
    <style:style style:name="T136" style:family="text">
      <style:text-properties fo:language="en" fo:country="US" officeooo:rsid="008d1b21"/>
    </style:style>
    <style:style style:name="T137" style:family="text">
      <style:text-properties fo:font-weight="normal" style:font-weight-asian="normal" style:font-weight-complex="normal"/>
    </style:style>
    <style:style style:name="T138" style:family="text">
      <style:text-properties fo:font-weight="normal" officeooo:rsid="0053cf77" style:font-weight-asian="normal" style:font-weight-complex="normal"/>
    </style:style>
    <style:style style:name="T139" style:family="text">
      <style:text-properties fo:font-weight="normal" officeooo:rsid="0057b7be" style:font-weight-asian="normal" style:font-weight-complex="normal"/>
    </style:style>
    <style:style style:name="T140" style:family="text">
      <style:text-properties fo:font-weight="normal" officeooo:rsid="00589a31" style:font-weight-asian="normal" style:font-weight-complex="normal"/>
    </style:style>
    <style:style style:name="T141" style:family="text">
      <style:text-properties fo:font-weight="normal" officeooo:rsid="005afe16" style:font-weight-asian="normal" style:font-weight-complex="normal"/>
    </style:style>
    <style:style style:name="T142" style:family="text">
      <style:text-properties fo:font-weight="normal" officeooo:rsid="006074b1" style:font-weight-asian="normal" style:font-weight-complex="normal"/>
    </style:style>
    <style:style style:name="T143" style:family="text">
      <style:text-properties fo:font-weight="normal" officeooo:rsid="006406c6" style:font-weight-asian="normal" style:font-weight-complex="normal"/>
    </style:style>
    <style:style style:name="T144" style:family="text">
      <style:text-properties fo:font-weight="normal" fo:background-color="transparent" loext:char-shading-value="0" style:font-weight-asian="normal" style:font-weight-complex="normal"/>
    </style:style>
    <style:style style:name="T145" style:family="text">
      <style:text-properties fo:color="#ffffff" fo:background-color="#00a65d" loext:char-shading-value="0"/>
    </style:style>
    <style:style style:name="T146" style:family="text">
      <style:text-properties fo:color="#ffffff" fo:background-color="#ef413d" loext:char-shading-value="0"/>
    </style:style>
    <style:style style:name="T147" style:family="text">
      <style:text-properties fo:color="#ffffff" fo:background-color="#333333" loext:char-shading-value="0"/>
    </style:style>
    <style:style style:name="T148" style:family="text">
      <style:text-properties fo:background-color="#fff200" loext:char-shading-value="0"/>
    </style:style>
    <style:style style:name="T149" style:family="text">
      <style:text-properties officeooo:rsid="0053cf77" fo:background-color="#fff200" loext:char-shading-value="0"/>
    </style:style>
    <style:style style:name="T150" style:family="text">
      <style:text-properties fo:color="#0066b3"/>
    </style:style>
    <style:style style:name="T151" style:family="text">
      <style:text-properties fo:color="#0066b3" officeooo:rsid="006074b1"/>
    </style:style>
    <style:style style:name="T152" style:family="text">
      <style:text-properties fo:color="#0066b3" fo:language="ru" fo:country="RU"/>
    </style:style>
    <style:style style:name="T153" style:family="text">
      <style:text-properties fo:color="#0066b3" fo:language="ru" fo:country="RU" officeooo:rsid="006406c6"/>
    </style:style>
    <style:style style:name="T154" style:family="text">
      <style:text-properties fo:color="#0066b3" fo:font-weight="bold" style:font-weight-asian="bold" style:font-weight-complex="bold"/>
    </style:style>
    <style:style style:name="T155" style:family="text">
      <style:text-properties fo:color="#ed1c24" fo:font-weight="normal" officeooo:rsid="0057b7be" style:font-weight-asian="normal" style:font-weight-complex="normal"/>
    </style:style>
    <style:style style:name="T156" style:family="text">
      <style:text-properties fo:font-style="italic" fo:font-weight="normal" officeooo:rsid="005afe16" style:font-style-asian="italic" style:font-weight-asian="normal" style:font-style-complex="italic" style:font-weight-complex="normal"/>
    </style:style>
    <style:style style:name="T157" style:family="text">
      <style:text-properties officeooo:rsid="006074b1"/>
    </style:style>
    <style:style style:name="T158" style:family="text">
      <style:text-properties fo:background-color="transparent" loext:char-shading-value="0"/>
    </style:style>
    <style:style style:name="T159" style:family="text">
      <style:text-properties fo:language="ru" fo:country="RU"/>
    </style:style>
    <style:style style:name="T160" style:family="text">
      <style:text-properties fo:language="ru" fo:country="RU" fo:font-weight="normal" style:font-weight-asian="normal" style:font-weight-complex="normal"/>
    </style:style>
    <style:style style:name="T161" style:family="text">
      <style:text-properties fo:language="ru" fo:country="RU" fo:font-weight="normal" officeooo:rsid="00621a5e" style:font-weight-asian="normal" style:font-weight-complex="normal"/>
    </style:style>
    <style:style style:name="T162" style:family="text">
      <style:text-properties fo:language="ru" fo:country="RU" fo:font-weight="normal" officeooo:rsid="006406c6" style:font-weight-asian="normal" style:font-weight-complex="normal"/>
    </style:style>
    <style:style style:name="T163" style:family="text">
      <style:text-properties fo:language="ru" fo:country="RU" fo:font-weight="normal" officeooo:rsid="0068ecdb" style:font-weight-asian="normal" style:font-weight-complex="normal"/>
    </style:style>
    <style:style style:name="T164" style:family="text">
      <style:text-properties fo:language="ru" fo:country="RU" officeooo:rsid="0068ecdb"/>
    </style:style>
    <style:style style:name="T165" style:family="text">
      <style:text-properties officeooo:rsid="0038bb10"/>
    </style:style>
    <style:style style:name="T166" style:family="text">
      <style:text-properties officeooo:rsid="0089e81f"/>
    </style:style>
    <style:style style:name="T167" style:family="text">
      <style:text-properties fo:background-color="#87d1d1" loext:char-shading-value="0"/>
    </style:style>
    <style:style style:name="T168" style:family="text">
      <style:text-properties officeooo:rsid="008d1b21" fo:background-color="#87d1d1" loext:char-shading-value="0"/>
    </style:style>
    <style:style style:name="T169" style:family="text">
      <style:text-properties officeooo:rsid="008d4bc5" fo:background-color="#87d1d1" loext:char-shading-value="0"/>
    </style:style>
    <style:style style:name="T170" style:family="text">
      <style:text-properties officeooo:rsid="0090bd3d" fo:background-color="#87d1d1" loext:char-shading-value="0"/>
    </style:style>
    <style:style style:name="T171" style:family="text">
      <style:text-properties officeooo:rsid="00968d72" fo:background-color="#87d1d1" loext:char-shading-value="0"/>
    </style:style>
    <style:style style:name="T172" style:family="text">
      <style:text-properties officeooo:rsid="009c9686" fo:background-color="#87d1d1" loext:char-shading-value="0"/>
    </style:style>
    <style:style style:name="T173" style:family="text">
      <style:text-properties officeooo:rsid="00a79ba5" fo:background-color="#87d1d1" loext:char-shading-value="0"/>
    </style:style>
    <style:style style:name="T174" style:family="text">
      <style:text-properties officeooo:rsid="00f8e318" fo:background-color="#87d1d1" loext:char-shading-value="0"/>
    </style:style>
    <style:style style:name="T175" style:family="text">
      <style:text-properties officeooo:rsid="008d1b21"/>
    </style:style>
    <style:style style:name="T176" style:family="text">
      <style:text-properties officeooo:rsid="00faefca"/>
    </style:style>
    <style:style style:name="T177" style:family="text">
      <style:text-properties officeooo:rsid="0108a88a"/>
    </style:style>
    <style:style style:name="T178" style:family="text">
      <style:text-properties fo:color="#ce181e" fo:language="en" fo:country="US" fo:font-weight="bold" style:font-weight-asian="bold" style:font-weight-complex="bold"/>
    </style:style>
    <style:style style:name="T179" style:family="text">
      <style:text-properties fo:color="#ce181e" fo:font-weight="bold" style:font-weight-asian="bold" style:font-weight-complex="bold"/>
    </style:style>
    <style:style style:name="T180" style:family="text">
      <style:text-properties fo:color="#5c2d91" fo:language="ru" fo:country="RU"/>
    </style:style>
    <style:style style:name="T181" style:family="text">
      <style:text-properties fo:color="#5c2d91" fo:language="ru" fo:country="RU" officeooo:rsid="0068ec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T131">MICROSERVICES</text:span></text:p>
      <text:p text:style-name="P28"><text:span text:style-name="T13"/></text:p>
      <text:p text:style-name="P28"><text:span text:style-name="T13">PLUSES</text:span><text:span text:style-name="T14">/</text:span><text:span text:style-name="T12">BENEFITS/</text:span><text:span text:style-name="T15">PROS</text:span><text:span text:style-name="T11">: / </text:span><text:span text:style-name="T17">MINUSES/</text:span><text:span text:style-name="T16">DISADVANTAGES/</text:span><text:span text:style-name="T18">CONS</text:span><text:span text:style-name="T11">:</text:span></text:p>
      <text:p text:style-name="P29">------------------------------------------------------------------------------------------------</text:p>
      <text:p text:style-name="P29"><text:span text:style-name="T29">(+)</text:span> <text:span text:style-name="T20">простота сервисов (</text:span><text:span text:style-name="T3">декомпозиция монолита</text:span><text:span text:style-name="T20">)</text:span></text:p>
      <text:p text:style-name="P30"><text:span text:style-name="T19">(-)</text:span> <text:span text:style-name="T28"><text:s/></text:span><text:span text:style-name="T33">потеря </text:span><text:span text:style-name="T37">времени</text:span><text:span text:style-name="T41"> и </text:span><text:span text:style-name="T37">денег</text:span><text:span text:style-name="T28"> без профита (перенос </text:span><text:span text:style-name="T24">фичи</text:span><text:span text:style-name="T28"> в микросервис)</text:span></text:p>
      <text:p text:style-name="P29">------------------------------------------------------------------------------------------------</text:p>
      <text:p text:style-name="P31"><text:span text:style-name="T29">(+)</text:span> <text:span text:style-name="T2">простое </text:span><text:span text:style-name="T3">тестирование</text:span><text:span text:style-name="T20"> (~ покрытие тестами гораздо </text:span><text:span text:style-name="T22">выше</text:span><text:span text:style-name="T20">)</text:span></text:p>
      <text:p text:style-name="P32"><text:span text:style-name="T19">(-)</text:span> <text:span text:style-name="T30">усложняется </text:span><text:span text:style-name="T31">тестирование</text:span><text:span text:style-name="T20"> (~ когда тестируется </text:span><text:span text:style-name="T39">вся система в целом</text:span><text:span text:style-name="T20">)</text:span></text:p>
      <text:p text:style-name="P33">------------------------------------------------------------------------------------------------</text:p>
      <text:p text:style-name="P31"><text:span text:style-name="T29">(+)</text:span> <text:span text:style-name="T2">независимость </text:span><text:span text:style-name="T3">релизов</text:span><text:span text:style-name="T20"> (~ нет зависимости от основного приложения)</text:span></text:p>
      <text:p text:style-name="P31"><text:span text:style-name="T19">(-)</text:span> <text:span text:style-name="T36">увеличивается </text:span><text:span text:style-name="T32">кол-во релизов</text:span><text:span text:style-name="T40"> за счет добавления микросервисов</text:span></text:p>
      <text:p text:style-name="P33">------------------------------------------------------------------------------------------------</text:p>
      <text:p text:style-name="P31"><text:span text:style-name="T29">(+)</text:span> <text:span text:style-name="T6">устойчивость к </text:span><text:span text:style-name="T4">падению</text:span><text:span text:style-name="T25"> всего приложения</text:span></text:p>
      <text:p text:style-name="P34"><text:span text:style-name="T19">(-)</text:span> <text:span text:style-name="T34">падает основной микросервис</text:span><text:span text:style-name="T38"> = </text:span><text:span text:style-name="T34">нет профита</text:span><text:span text:style-name="T42"> от приложение</text:span></text:p>
      <text:p text:style-name="P39">(system of payment, ordering system, authorization etc.)</text:p>
      <text:p text:style-name="P33">------------------------------------------------------------------------------------------------</text:p>
      <text:p text:style-name="P31"><text:span text:style-name="T29">(+)</text:span> <text:span text:style-name="T5">новые технологии</text:span><text:span text:style-name="T27"> (~ любой язык и т.д.)</text:span></text:p>
      <text:p text:style-name="P31"><text:span text:style-name="T19">(-)</text:span> <text:span text:style-name="T44">чем </text:span><text:span text:style-name="T35">больше технологий</text:span><text:span text:style-name="T44"> — тем </text:span><text:span text:style-name="T35">больше специалистов</text:span></text:p>
      <text:p text:style-name="P33">------------------------------------------------------------------------------------------------</text:p>
      <text:p text:style-name="P31"><text:span text:style-name="T29">(+)</text:span> <text:span text:style-name="T43">людям легче рассказать о микросервисе чем о целом приложении</text:span></text:p>
      <text:p text:style-name="P31"><text:span text:style-name="T19">(-)</text:span> <text:span text:style-name="T43">зависимость от людей которые знают об этом микросервисе</text:span></text:p>
      <text:p text:style-name="P35">------------------------------------------------------------------------------------------------</text:p>
      <text:p text:style-name="P35"><text:span text:style-name="T29">(+)</text:span> <text:span text:style-name="T26">независимое </text:span><text:span text:style-name="T23">масштабирование</text:span><text:span text:style-name="T26"> (свободно может расширяться)</text:span></text:p>
      <text:p text:style-name="P35">------------------------------------------------------------------------------------------------</text:p>
      <text:p text:style-name="P47"><text:span text:style-name="T147">МИКРОСЕРВИСЫ </text:span><text:span text:style-name="T146">НЕ НУЖНЫ</text:span><text:span text:style-name="T147">:</text:span></text:p>
      <text:p text:style-name="P36">- если мы создаем StartUp (MVP)</text:p>
      <text:p text:style-name="P36">- нет и не предполагается рост нагрузки</text:p>
      <text:p text:style-name="P47"><text:span text:style-name="T147">МИКРОСЕРВИСЫ </text:span><text:span text:style-name="T145">НУЖНЫ</text:span><text:span text:style-name="T147">:</text:span></text:p>
      <text:p text:style-name="P36">- высокая нагрузка</text:p>
      <text:p text:style-name="P36">- система растет</text:p>
      <text:p text:style-name="P36">- команда растет</text:p>
      <text:p text:style-name="P36">- нужна отказоустойчивость</text:p>
      <text:p text:style-name="P47"><text:span text:style-name="T137">- </text:span><text:span text:style-name="T138">необходимо «выкатывать» фичи быстрее (релиз чаще)</text:span></text:p>
      <text:p text:style-name="P37"/>
      <text:p text:style-name="P48"><text:span text:style-name="T149">Р</text:span><text:span text:style-name="T148">АЗДЕЛЕНИЕ МИКРОСЕРВИСОВ</text:span>:</text:p>
      <text:p text:style-name="P49"><text:span text:style-name="T157">(!) </text:span><text:span text:style-name="T137">Основная идея </text:span>микросервисов<text:span text:style-name="T137">:</text:span><text:span text:style-name="T144"> </text:span><text:span text:style-name="T158">НЕЗАВИСИМОСТЬ</text:span><text:span text:style-name="T144"> </text:span><text:span text:style-name="T137">от других сервисов, </text:span><text:span text:style-name="T139">по этому СЕРВИСЫ (</text:span><text:span text:style-name="T140">Micro</text:span><text:span text:style-name="T139">/</text:span><text:span text:style-name="T132">Macro</text:span><text:span text:style-name="T139">) </text:span><text:span text:style-name="T155">не нужно разрезать на слои</text:span><text:span text:style-name="T139"> → их нужно </text:span><text:span text:style-name="T7">разрезать </text:span><text:span text:style-name="T8">по</text:span><text:span text:style-name="T7"> </text:span><text:span text:style-name="T9">бизнес-контекст</text:span><text:span text:style-name="T10">ам</text:span><text:span text:style-name="T139"> </text:span><text:span text:style-name="T141">(</text:span><text:span text:style-name="T156">Платежи, История платежей, Акции, </text:span><text:span text:style-name="T133">SMS</text:span><text:span text:style-name="T156">, Отчеты</text:span><text:span text:style-name="T141"> и т.д.).</text:span></text:p>
      <text:p text:style-name="P50"><text:span text:style-name="T139">→ </text:span><text:span text:style-name="T150">Объедините</text:span><text:span text:style-name="T137"> микросервисы, если они в 90% случаев </text:span><text:span text:style-name="T150">работают</text:span><text:span text:style-name="T142"> «в паре»</text:span><text:span text:style-name="T137"> (в таком случае нету смысла их разделять).</text:span></text:p>
      <text:p text:style-name="P50"><text:span text:style-name="T139">→ </text:span><text:span text:style-name="T151">Транзакции</text:span><text:span text:style-name="T137"> </text:span><text:span text:style-name="T142">теряются, если разделить микросервисы, которые работают «в паре»</text:span><text:span text:style-name="T137">.</text:span></text:p>
      <text:p text:style-name="P38"><text:soft-page-break/></text:p>
      <text:p text:style-name="P40"><text:span text:style-name="T1">BEST PRACTICE</text:span><text:span text:style-name="T137"> </text:span><text:span text:style-name="T160">для</text:span><text:span text:style-name="T137"> </text:span><text:span text:style-name="T160">микросервиса</text:span><text:span text:style-name="T137">:</text:span></text:p>
      <text:p text:style-name="P41"><text:span text:style-name="T137">a) 1 service = 1 repository </text:span><text:span text:style-name="T162">(свой личный репозиторий)</text:span></text:p>
      <text:p text:style-name="P42"><text:span text:style-name="T137">b) 1 service = 1 CI </text:span><text:span text:style-name="T161">конвейер</text:span></text:p>
      <text:p text:style-name="P42"><text:span text:style-name="T137">c) 1 service = 1 CD </text:span><text:span text:style-name="T161">конвейер</text:span></text:p>
      <text:p text:style-name="P41"><text:span text:style-name="T143">d</text:span><text:span text:style-name="T137">) 1 service = 1 </text:span><text:span text:style-name="T143">DB</text:span><text:span text:style-name="T137"> </text:span><text:span text:style-name="T162">(своя личная база данных)</text:span></text:p>
      <text:p text:style-name="P51"/>
      <text:p text:style-name="P43"><text:span text:style-name="T153">П</text:span><text:span text:style-name="T152">ОДХОДЫ к взаимодействию</text:span><text:span text:style-name="T159"> с МИКРОСЕРВИСАМИ</text:span><text:span text:style-name="T160">:</text:span></text:p>
      <text:p text:style-name="P44"><text:span text:style-name="T160">1. </text:span>Events<text:span text:style-name="T160"> (AMQP, MSMQ etc.) →</text:span><text:span text:style-name="T163"> </text:span><text:span text:style-name="T164">Асинхронное</text:span><text:span text:style-name="T163"> взаимодействие</text:span></text:p>
      <text:p text:style-name="P45"><text:span text:style-name="T160">2. </text:span><text:span text:style-name="T159">RPC</text:span><text:span text:style-name="T160"> (HTTP REST) →</text:span><text:span text:style-name="T163"> </text:span><text:span text:style-name="T164">Синхронное</text:span><text:span text:style-name="T163"> взаимодействие</text:span></text:p>
      <text:p text:style-name="P53"/>
      <text:p text:style-name="P46"><text:span text:style-name="T181">П</text:span><text:span text:style-name="T180">римеры реализации</text:span><text:span text:style-name="T160">:<text:line-break/>→ </text:span><text:a xlink:type="simple" xlink:href="https://habr.com/ru/post/447074/" text:style-name="Internet_20_link" text:visited-style-name="Visited_20_Internet_20_Link">https://habr.com/ru/post/447074/</text:a></text:p>
      <text:p text:style-name="P56"/>
      <text:p text:style-name="P56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819in" fo:margin-bottom="0.43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02:46.298300993</meta:creation-date>
    <dc:date>2020-11-04T11:36:44.646812952</dc:date>
    <meta:editing-duration>P2DT7H45M44S</meta:editing-duration>
    <meta:editing-cycles>179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284" meta:character-count="2697" meta:non-whitespace-character-count="2457"/>
  </office:meta>
</office:document-meta>
</file>